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paragraph-properties fo:margin-left="0cm" fo:margin-right="0cm" fo:text-indent="0cm" style:auto-text-indent="false"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Preformatted_20_Text">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bookmark text:name="% 1 Αντίγραφο 1"/>3.3 Ποιότητα εσωτερικού αέρα</text:p>
      <text:p text:style-name="P1"/>
      <text:p text:style-name="P2">Ο BME688 είναι ένας αισθητήρας με βάση οξείδιο μετάλλου που ανιχνεύει αέρια με προσρόφηση (και επακόλουθη οξείδωση/αναγωγή) στο ευαίσθητο στρώμα του. Η ένταση του σήματος συνήθως κλιμακώνεται με τη χημική αντιδραστικότητα των αερίων. Το BME688 αντιδρά στις περισσότερες πτητικές ενώσεις καθώς και σε πολλά άλλα αέρια που ρυπαίνουν τον αέρα των εσωτερικών χώρων (εξαιρούνται πολύ λίγα αέρια που είναι χημικά αρκετά αδρανή, π.χ. N2 και CO2). Σε αντίθεση με τους επιλεκτικούς αισθητήρες για ένα συγκεκριμένο εξάρτημα, το BME688 είναι ικανό να μετρήσει το άθροισμα των VOCs/μολυσμάτων στον περιβάλλοντα αέρα. Αυτό δίνει τη δυνατότητα στο BME688 να ανιχνεύει π.χ. εκροή αερίων από μπογιές, έπιπλα ή/και σκουπίδια, υψηλά επίπεδα ΠΟΕ λόγω μαγειρέματος, κατανάλωση φαγητού, εκπνεόμενη αναπνοή και/ή εφίδρωση.</text:p>
      <text:p text:style-name="P1"><text:bookmark text:name="tw-target-text"/>Ως πρωτογενές σήμα, το BME688 θα εξάγει τις τιμές αντίστασης του αισθητήρα αερίου και τις αλλαγές του λόγω ποικίλων συγκεντρώσεων VOC (όσο υψηλότερη είναι η συγκέντρωση των αναγωγικών πτητικών οργανικών ενώσεων, τόσο χαμηλότερη είναι η αντίσταση και αντίστροφα). Δεδομένου ότι αυτό το πρωτογενές σήμα επηρεάζεται από παραμέτρους διαφορετικές από τη συγκέντρωση VOC (π.χ. επίπεδο υγρασίας), οι πρωτογενείς τιμές μετατρέπονται σε δείκτη ποιότητας αέρα (IAQ) από έξυπνους αλγόριθμους εντός του BSEC.</text:p>
      <text:p text:style-name="P3"/>
      <text:p text:style-name="P2">Η κλίμακα IAQ κυμαίνεται από 0 (καθαρός αέρας) έως 500 (βαριά μολυσμένος αέρας). Κατά τη λειτουργία, οι αλγόριθμοι βαθμονομούνται αυτόματα και προσαρμόζονται στα τυπικά περιβάλλοντα όπου λειτουργεί ο αισθητήρας (π.χ. σπίτι, χώρο εργασίας, μέσα σε αυτοκίνητο κ.λπ.). Αυτή η αυτόματη βαθμονόμηση φόντου διασφαλίζει ότι οι χρήστες βιώνουν σταθερή απόδοση IAQ. Η διαδικασία βαθμονόμησης λαμβάνει υπόψη το πρόσφατο ιστορικό μετρήσεων (τύπος έως τέσσερις ημέρες, με δυνατότητα διαμόρφωσης) για να διασφαλίσει ότι το IAQ ~ 50 αντιστοιχεί στον «τυπικό καλό» αέρα και το IAQ ~ 200 υποδηλώνει «τυπικό μολυσμένο» αέρα.</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l" fo:country="G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5T09:08:10.153931693</meta:creation-date>
    <dc:date>2024-02-25T09:35:44.057851020</dc:date>
    <meta:editing-duration>PT17M20S</meta:editing-duration>
    <meta:editing-cycles>1</meta:editing-cycles>
    <meta:document-statistic meta:table-count="0" meta:image-count="0" meta:object-count="0" meta:page-count="1" meta:paragraph-count="4" meta:word-count="278" meta:character-count="1931" meta:non-whitespace-character-count="1657"/>
    <meta:generator>LibreOffice/24.2.0.3$MacOSX_X86_64 LibreOffice_project/da48488a73ddd66ea24cf16bbc4f7b9c08e9bea1</meta:generator>
  </office:meta>
</office:document-meta>
</file>